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art5" text:continue-numbering="true" text:continue-list="list_Chart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art6" text:continue-numbering="true" text:continue-list="list_Chart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art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8" text:continue-numbering="true" text:continue-list="list_Chart6"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hart9" text:continue-numbering="true" text:continue-list="list_Chart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10" text:continue-numbering="true" text:continue-list="list_Chart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2" text:continue-numbering="true" text:continue-list="list_Char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3" text:continue-numbering="true" text:continue-list="list_Chart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5" text:continue-numbering="true" text:continue-list="list_Char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6" text:continue-numbering="true" text:continue-list="list_Chart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8" text:continue-numbering="true" text:continue-list="list_Chart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9" text:continue-numbering="true" text:continue-list="list_Chart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art21" text:continue-numbering="true" text:continue-list="list_Chart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hart22" text:continue-numbering="true" text:continue-list="list_Chart2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23" text:continue-numbering="true" text:continue-list="list_Chart2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24" text:continue-numbering="true" text:continue-list="list_Chart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5" text:continue-numbering="true" text:continue-list="list_Chart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6" text:continue-numbering="true" text:continue-list="list_Chart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7" text:continue-numbering="true" text:continue-list="list_Chart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8" text:continue-numbering="true" text:continue-list="list_Chart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9" text:continue-numbering="true" text:continue-list="list_Chart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30" text:continue-numbering="true" text:continue-list="list_Chart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31" text:continue-numbering="true" text:continue-list="list_Chart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32" text:continue-numbering="true" text:continue-list="list_Chart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33" text:continue-numbering="true" text:continue-list="list_Chart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34" text:continue-numbering="true" text:continue-list="list_Chart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5" text:continue-numbering="true" text:continue-list="list_Chart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6" text:continue-numbering="true" text:continue-list="list_Chart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7" text:continue-numbering="true" text:continue-list="list_Chart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8" text:continue-numbering="true" text:continue-list="list_Chart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9" text:continue-numbering="true" text:continue-list="list_Chart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40" text:continue-numbering="true" text:continue-list="list_Chart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41" text:continue-numbering="true" text:continue-list="list_Chart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42" text:continue-numbering="true" text:continue-list="list_Chart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43" text:continue-numbering="true" text:continue-list="list_Chart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4" text:continue-numbering="true" text:continue-list="list_Chart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5" text:continue-numbering="true" text:continue-list="list_Chart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6" text:continue-numbering="true" text:continue-list="list_Chart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7" text:continue-numbering="true" text:continue-list="list_Chart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8" text:continue-numbering="true" text:continue-list="list_Chart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50" text:continue-numbering="true" text:continue-list="list_Chart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art52" text:continue-numbering="true" text:continue-list="list_Chart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art54" text:continue-numbering="true" text:continue-list="list_Chart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56" text:continue-numbering="true" text:continue-list="list_Chart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57" text:continue-numbering="true" text:continue-list="list_Chart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58" text:continue-numbering="true" text:continue-list="list_Chart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9" text:continue-numbering="true" text:continue-list="list_Chart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60" text:continue-numbering="true" text:continue-list="list_Chart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61" text:continue-numbering="true" text:continue-list="list_Chart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art62" text:continue-numbering="true" text:continue-list="list_Chart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hart63" text:continue-numbering="true" text:continue-list="list_Chart62"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64" text:continue-numbering="true" text:continue-list="list_Chart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66" text:continue-numbering="true" text:continue-list="list_Chart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67" text:continue-numbering="true" text:continue-list="list_Chart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68" text:continue-numbering="true" text:continue-list="list_Chart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6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